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3pt" fo:font-weight="bold" style:font-size-asian="13pt" style:font-weight-asian="bold" style:font-size-complex="13pt" style:font-weight-complex="bold"/>
    </style:style>
    <style:style style:name="P2" style:family="paragraph" style:parent-style-name="Standard">
      <style:paragraph-properties fo:text-align="end" style:justify-single-word="false"/>
      <style:text-properties fo:font-size="13pt" fo:font-weight="normal" style:font-size-asian="13pt" style:font-weight-asian="normal" style:font-size-complex="13pt" style:font-weight-complex="normal"/>
    </style:style>
    <style:style style:name="P3"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text-underline-style="solid" style:text-underline-width="auto" style:text-underline-color="font-color" fo:font-weight="normal" style:font-weight-asian="normal" style:font-weight-complex="normal"/>
    </style:style>
    <style:style style:name="P6" style:family="paragraph" style:parent-style-name="Standard">
      <style:text-properties style:text-underline-style="none" fo:font-weight="bold" style:font-weight-asian="bold" style:font-weight-complex="bold"/>
    </style:style>
    <style:style style:name="P7" style:family="paragraph" style:parent-style-name="Standard">
      <style:text-properties style:text-underline-style="none" fo:font-weight="normal" style:font-weight-asian="normal" style:font-weight-complex="normal"/>
    </style:style>
    <style:style style:name="P8" style:family="paragraph" style:parent-style-name="Standard">
      <style:paragraph-properties fo:text-align="center" style:justify-single-word="false"/>
      <style:text-properties style:text-underline-style="none" fo:font-weight="normal" style:font-weight-asian="normal" style:font-weight-complex="normal"/>
    </style:style>
    <style:style style:name="P9" style:family="paragraph" style:parent-style-name="Standard">
      <style:paragraph-properties fo:text-align="start" style:justify-single-word="false"/>
      <style:text-properties style:text-underline-style="none" fo:font-weight="normal" style:font-weight-asian="normal" style:font-weight-complex="normal"/>
    </style:style>
    <style:style style:name="P10"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11" style:family="paragraph" style:parent-style-name="Standard">
      <style:text-properties fo:font-style="normal" style:font-style-asian="normal" style:font-style-complex="normal"/>
    </style:style>
    <style:style style:name="P12" style:family="paragraph" style:parent-style-name="Standard">
      <style:text-properties fo:font-style="normal" style:text-underline-style="none" fo:font-weight="normal" style:font-style-asian="normal" style:font-weight-asian="normal" style:font-style-complex="normal" style:font-weight-complex="normal"/>
    </style:style>
    <style:style style:name="P13" style:family="paragraph" style:parent-style-name="Standard">
      <style:paragraph-properties fo:text-align="center" style:justify-single-word="false"/>
      <style:text-properties fo:font-style="normal" style:text-underline-style="none" fo:font-weight="normal"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5" style:family="paragraph" style:parent-style-name="Standard">
      <style:text-properties fo:font-weight="normal" style:font-weight-asian="normal" style:font-weight-complex="normal"/>
    </style:style>
    <style:style style:name="P16" style:family="paragraph" style:parent-style-name="Standard">
      <style:text-properties fo:font-size="12pt" style:text-underline-style="none" fo:font-weight="normal" style:font-size-asian="10.5pt" style:font-weight-asian="normal" style:font-size-complex="12pt" style:font-weight-complex="normal"/>
    </style:style>
    <style:style style:name="P17" style:family="paragraph" style:parent-style-name="Standard" style:list-style-name="L1">
      <style:text-properties fo:font-weight="normal" style:font-weight-asian="normal" style:font-weight-complex="normal"/>
    </style:style>
    <style:style style:name="T1" style:family="text">
      <style:text-properties fo:font-size="13pt" fo:font-weight="normal" style:font-size-asian="13pt" style:font-weight-asian="normal" style:font-size-complex="13pt"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000080"/>
    </style:style>
    <style:style style:name="T5"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6" style:family="text">
      <style:text-properties fo:color="#000080" fo:font-weight="normal" style:font-weight-asian="normal" style:font-weight-complex="normal"/>
    </style:style>
    <style:style style:name="T7" style:family="text">
      <style:text-properties style:text-position="sub 58%"/>
    </style:style>
    <style:style style:name="T8" style:family="text">
      <style:text-properties style:text-position="sub 58%" style:text-underline-style="none" fo:font-weight="normal" style:font-size-asian="10.5pt" style:font-weight-asian="normal" style:font-weight-complex="normal"/>
    </style:style>
    <style:style style:name="T9" style:family="text">
      <style:text-properties style:text-underline-style="none" fo:font-weight="normal" style:font-weight-asian="normal" style:font-weight-complex="normal"/>
    </style:style>
    <style:style style:name="T10" style:family="text">
      <style:text-properties fo:font-weight="bold" style:font-weight-asian="bold" style:font-weight-complex="bold"/>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ilan Munzar</text:p>
      <text:p text:style-name="P10"/>
      <text:p text:style-name="P10">Image recognition by using Convolutional Neural Net's</text:p>
      <text:p text:style-name="P10"/>
      <text:p text:style-name="P10">Image Recognition</text:p>
      <text:p text:style-name="P10"/>
      <text:p text:style-name="Standard">What is easy for human's isn't as easy for computer. </text:p>
      <text:p text:style-name="P10"/>
      <text:p text:style-name="P10">Abstract</text:p>
      <text:p text:style-name="P1"/>
      <text:p text:style-name="Text_20_body">CNN's proven themselves to be nowadays state-of-the-art in computer vision. Their success began in 1980's when Yann LeCun designed net which was later responsible for reading about 10% of the checks in North America. Also Professor Fukushima net is worth noting. It was whole new mechanism in object recognition inspired by cat's visual cortex. <text:s/>More recently net designed by Alex Krizhevsky made big success by winning ILSVRC-2012 competition on image net. Google's StreetView is using CNN's to detect human faces and car licence plates, Canon inteligent camera, Microsoft handwriting recognition system, DARPA LAGR program for off road robot navigation etc. The biggest reason why this 'old' mechanism was popularized recently is increase of computational power. Neural nets are computational heavy systems. Even now training really deep net takes several days. GPU units proven themselves to be very efficient instrument. But after learning they can perform on real time task very well (A.Ng helicopter control) </text:p>
      <text:p text:style-name="Text_20_body">Neural net's biggest advantage is their adaptation ability to performed task their learning process can be imagined as learning child how the world looks. Because of this artifical behavior they need lot less hand engeneering.</text:p>
      <text:p text:style-name="P16">My aim is to gain insight in common techniques used in CNN computing and directly comparing them. Techniques such as maximum pooling, effect of overlapping and sub-sampling. Also I will <text:s/>compare several possible CNN architecture's as well as several filter's. <text:s/>Experimentation will be done on Caltech 101 dataset and Pascal VOC 2007 dataset. <text:s/>I will use Alex Krizhevsky framework for CNN's.</text:p>
      <text:p text:style-name="P3"/>
      <text:p text:style-name="P3">Architecture</text:p>
      <text:p text:style-name="P1"/>
      <text:p text:style-name="Standard"><text:span text:style-name="T1">CNNs was inspired by research on cat visual cortex </text:span><text:a xlink:type="simple" xlink:href="http://deeplearning.net/tutorial/references.html#hubel68">[Hubel68]</text:a>. Figuring out that set of simple cells are sensitive to some parts of input space and covering whole input space. U may see these sets as a map which shows recognized features in the input space. <text:s/>Complex cell's on the other hand building those features into more complex features. This is also called Hubel-Wiesel architecture. CNN's are usually called multi-stage Hubel-Wiesel architecture.</text:p>
      <text:p text:style-name="Standard"/>
      <text:p text:style-name="Standard">In CNN this simple cells are implemented <text:s/>as copying same feature detector to cover whole input space (or some part which where we want detect this feature) this is called feature map. Obviously we want to detect more than one feature in input so we <text:s/>stack copies of feature detectors where every copy is containing different feature detector. </text:p>
      <text:p text:style-name="Standard"/>
      <text:p text:style-name="Standard">Now we have neuron activities from each map telling us about recognized features and we want to add some context to these simple features (functionality of complex cells). We do this by technique called <text:span text:style-name="T2">pooling</text:span> or <text:span text:style-name="T2">subsampling. </text:span><text:span text:style-name="T3">These techniques basically lovering resolution (distortion invariance) of input usually by averaging or taking maximum neighboring feature detectors. <text:s/>Applying another maps of </text:span><text:soft-page-break/><text:span text:style-name="T3">feature detectors will result to discovering more complex features. I will describe this more formally in paragraphs below.</text:span></text:p>
      <text:p text:style-name="P11"/>
      <text:p text:style-name="Header"/>
      <text:p text:style-name="Header">This technique is superior (2013) in visual document analysis. Mainly because of topological architecture of feature extractors which is taking into consideration dependency of input values. Also we don't know any better object recognition system then human/animal is and CNN's are inspired by it. The biggest flaw of this technique is that we loose information about position of detected features. This is partially overcome by technique called <text:span text:style-name="T2">pool overlapping.</text:span></text:p>
      <text:p text:style-name="Standard"/>
      <text:p text:style-name="Standard">Yann LeCun is one of the first researchers witch prove CNN's to be highly successful in Computer Vision. He defines CNN as a trainable multistage architecture <text:span text:style-name="T5">[lecun-iscas-10]</text:span>. Each stage is composed <text:s/>of three layers: a <text:span text:style-name="T2">filter bank layer</text:span>, a <text:span text:style-name="T2">nonlinearity layer</text:span>, and a <text:span text:style-name="T2">feature pooling layer</text:span>. </text:p>
      <text:p text:style-name="Standard"/>
      <text:p text:style-name="P6">Filter bank layer</text:p>
      <text:p text:style-name="P6"/>
      <text:p text:style-name="P7">This layer is translating feature detectors from input to output by application of convolution operator (*). FBL is 3D array where every layer is feature map containing trainable kernels (feature detectors). These kernels detecting feature at every location of its input by computing this function:</text:p>
      <text:p text:style-name="P7"/>
      <text:p text:style-name="P8"><draw:frame draw:style-name="fr1" draw:name="Object1" text:anchor-type="as-char" svg:y="-0.1701in" svg:width="1.2453in" svg:height="0.2626in" draw:z-index="0"><draw:object xlink:href="./Object 1" xlink:type="simple" xlink:show="embed" xlink:actuate="onLoad"/><draw:image xlink:href="./ObjectReplacements/Object 1" xlink:type="simple" xlink:show="embed" xlink:actuate="onLoad"/></draw:frame></text:p>
      <text:p text:style-name="P9"/>
      <text:p text:style-name="Standard"><text:span text:style-name="T9">Where y</text:span><text:span text:style-name="T8">j </text:span>is output feature map, b<text:span text:style-name="T7">j </text:span>is trainable bias, x<text:span text:style-name="T7">i </text:span><text:s/>is input component k<text:span text:style-name="T7">ij <text:s/></text:span>is trainable kernel. <text:span text:style-name="T9">Output is also 3D array consisting of layer's computed by these trainable kernels.</text:span></text:p>
      <text:p text:style-name="P9"/>
      <text:p text:style-name="P6">Non-Linearity layer</text:p>
      <text:p text:style-name="P6"/>
      <text:p text:style-name="P7">This layer is encoding features by applying some non-linear function. Most common function is <text:span text:style-name="T2">tanh() </text:span><text:span text:style-name="T3">sigmoid function applied to each kernel. However this function seems to be outdated at least in natural image recognition. Multiple experiment's proved that </text:span><text:span text:style-name="T2">rectified sigmoid </text:span><text:span text:style-name="T3">function has better results. </text:span></text:p>
      <text:p text:style-name="P12"/>
      <text:p text:style-name="P13"><draw:frame draw:style-name="fr1" draw:name="Object2" text:anchor-type="as-char" svg:y="-0.152in" svg:width="0.9189in" svg:height="0.2138in" draw:z-index="1"><draw:object xlink:href="./Object 2" xlink:type="simple" xlink:show="embed" xlink:actuate="onLoad"/><draw:image xlink:href="./ObjectReplacements/Object 2" xlink:type="simple" xlink:show="embed" xlink:actuate="onLoad"/></draw:frame></text:p>
      <text:p text:style-name="P13"/>
      <text:p text:style-name="P14">This function is sometimes followed by subtractive and divisive local normalization, which enforces competition between features in the same location.</text:p>
      <text:p text:style-name="P6"/>
      <text:p text:style-name="P6">Feature pooling layer</text:p>
      <text:p text:style-name="P5"/>
      <text:p text:style-name="P12">This layer reduce resolution of feature map by computing average or maximum from neighboring feature detectors in feature map. This more complex feature will be robust to small variation in location of features in previous layer. U can make these pool to overlap themselves. This technique is very important if we want to know what is the position of detected features. </text:p>
      <text:p text:style-name="P5"/>
      <text:p text:style-name="P1">Training</text:p>
      <text:p text:style-name="P4"/>
      <text:p text:style-name="P15">Supervised training is done by using stochastic gradient descent or cross entropy cost function, reducing difference between net output and desired output. All the coefficient of all the filters in all the layers are updated simultaneously by the learning procedure. The gradient is computed by <text:soft-page-break/><text:span text:style-name="T2">backpropagation</text:span>. Neural network is usually initialized with small random weights.</text:p>
      <text:p text:style-name="Text_20_body"/>
      <text:p text:style-name="P15">TODO: fast back prop YLC</text:p>
      <text:p text:style-name="P15"/>
      <text:p text:style-name="P15">U can apply unsupervised learning on ConvNet's too which reduces number of needed labeled examples. Often this is used in Pretraining.</text:p>
      <text:p text:style-name="P15"/>
      <text:p text:style-name="P15">TODO: <text:s/>pretraining I think Geoff Hinton</text:p>
      <text:p text:style-name="P15"/>
      <text:p text:style-name="P4">Stochastic Gradient descent</text:p>
      <text:p text:style-name="P4">Cross entropy cost function</text:p>
      <text:p text:style-name="P4"/>
      <text:p text:style-name="P4">Pretraining</text:p>
      <text:p text:style-name="P4"/>
      <text:p text:style-name="P15">Supervised learning usually needs huge dataset of labeled data and usually lot of experimenting to correct weight initialization. Unsupervised pretraining we may greatly reduce size of needed dataset significantly as well as performance of neural net.</text:p>
      <text:p text:style-name="P15"/>
      <text:p text:style-name="P15">On <text:span text:style-name="T4">[Hinton-LearningToDetectRoads]</text:span> authors pretrained RBM's <text:s/>on image patches by aproximately minimizing Conterastive Divergence using stochastic gradient descent.</text:p>
      <text:p text:style-name="P15"/>
      <text:p text:style-name="P15">Encoder decoder architecture.</text:p>
      <text:p text:style-name="P15"/>
      <text:p text:style-name="P15">Preventing overfiting. Good weight initialization. AE working worse then RBM's but DAE and CAE work better in this task.</text:p>
      <text:p text:style-name="P4"/>
      <text:p text:style-name="P15">TODO: predictive sparse decomposition</text:p>
      <text:p text:style-name="P15"><text:tab/> sparse RBM's</text:p>
      <text:p text:style-name="P15"><text:tab/> Contrastive Divergence</text:p>
      <text:p text:style-name="P4"/>
      <text:p text:style-name="P4">Data preprocessing</text:p>
      <text:p text:style-name="P4"/>
      <text:p text:style-name="Standard">Normalization to zero mean</text:p>
      <text:p text:style-name="Standard"><text:span text:style-name="T6">[Hinton-LearningToDetectRoads] </text:span>adding rotations</text:p>
      <text:p text:style-name="Standard"><text:span text:style-name="T6">[Ahmed-PseudoTasks] <text:s/></text:span>gabor filter with 4 orientations and 16 scales</text:p>
      <text:p text:style-name="Standard"/>
      <text:p text:style-name="P4">Caltech101 dataset</text:p>
      <text:p text:style-name="P4"/>
      <text:p text:style-name="Standard">This dataset contains 102 categories (101 categories and background). Im</text:p>
      <text:p text:style-name="P4"/>
      <text:p text:style-name="Standard">As proposed in <text:span text:style-name="T6">[Ahmed-PseudoTasks] </text:span><text:s/>to reduce overweight of popular categories we first compute accuracy within each category and then make average across all catogeries. All experiment's was randomly repeated 5 times.</text:p>
      <text:p text:style-name="P4"/>
      <text:p text:style-name="P4">Dropout</text:p>
      <text:p text:style-name="P4"/>
      <text:p text:style-name="Standard">Feature which recently set new records in speech and object recognition. Idea behind this technique is that we randomly omit some percent of neurons (typically it's 50% for hidden layers). This makes <text:soft-page-break/>neuron to have bigger impact in net which implies that he have to learn better feature. Also by reducing neuron cooperation we reduce overfitting and improve generalization. <text:s/></text:p>
      <text:p text:style-name="Standard"/>
      <text:p text:style-name="Standard">A good way to reduce error on test set is to average prediction of multiple models. Training many different NN makes and apply this net's on test data is very computationally expensive. By using dropout we can reduce this cost a bit.</text:p>
      <text:p text:style-name="Standard"/>
      <text:p text:style-name="Standard">In <text:span text:style-name="T6">[Hinton-ImprovingNeuralNetworkDropout] </text:span>authors further describing dropout effect on various dataset.</text:p>
      <text:p text:style-name="P4"/>
      <text:p text:style-name="P4">How long does it take for human to recognize the object how long does it take for CNN</text:p>
      <text:p text:style-name="P4"/>
      <text:p text:style-name="P4">Stochastic gradient descent</text:p>
      <text:p text:style-name="P4"><text:tab/>configuration convnet</text:p>
      <text:p text:style-name="P4"/>
      <text:p text:style-name="P4">Part based approach</text:p>
      <text:p text:style-name="P4"/>
      <text:p text:style-name="P4">Open source Neural network</text:p>
      <text:p text:style-name="P4"/>
      <text:p text:style-name="Standard">Mnich Cudamat</text:p>
      <text:p text:style-name="P4"/>
      <text:p text:style-name="P4"/>
      <text:p text:style-name="P15">CILE PRACE</text:p>
      <text:list xml:id="list936936922" text:style-name="L1">
        <text:list-item>
          <text:p text:style-name="P17">proves experimenty nad ruznymi datovymi sety</text:p>
        </text:list-item>
        <text:list-item>
          <text:p text:style-name="P17">prostudovat a nalezat vhodne architektury nad temito sety ( jake jsou vhodne techniky pro vytvareni techto architektur)</text:p>
        </text:list-item>
        <text:list-item>
          <text:p text:style-name="P17">ozkouset vliv ruznych technik na presnost rozpoznavani objektu</text:p>
          <text:list>
            <text:list-item>
              <text:p text:style-name="P17">dropout</text:p>
            </text:list-item>
            <text:list-item>
              <text:p text:style-name="P17">rectified linear units / logistic units</text:p>
            </text:list-item>
            <text:list-item>
              <text:p text:style-name="P17">techniky dolovani dat z jiz existujicich (orezavani viz. Experimenty na ...)</text:p>
            </text:list-item>
          </text:list>
        </text:list-item>
      </text:list>
      <text:p text:style-name="Standard"><text:span text:style-name="T10"><text:tab/></text:span>pool overlapping</text:p>
      <text:p text:style-name="P15"/>
      <text:p text:style-name="P15"/>
      <text:p text:style-name="P15">PRECTENA LITERATURA</text:p>
      <text:p text:style-name="P15"/>
      <text:p text:style-name="P15"/>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lan Munzar</meta:initial-creator>
    <meta:creation-date>2012-11-18T12:57:05</meta:creation-date>
    <dc:date>2013-02-18T19:33:41</dc:date>
    <dc:creator>Milan Munzar</dc:creator>
    <meta:editing-duration>PT5H24M58S</meta:editing-duration>
    <meta:editing-cycles>69</meta:editing-cycles>
    <meta:generator>LibreOffice/3.5$Linux_X86_64 LibreOffice_project/350m1$Build-2</meta:generator>
    <meta:printed-by>Milan Munzar</meta:printed-by>
    <meta:print-date>2013-02-12T20:42:24</meta:print-date>
    <meta:document-statistic meta:table-count="0" meta:image-count="0" meta:object-count="2" meta:page-count="4" meta:paragraph-count="65" meta:word-count="1249" meta:character-count="8287" meta:non-whitespace-character-count="7076"/>
  </office:meta>
</office:document-meta>
</file>

<file path=Object 1/content.xml><?xml version="1.0" encoding="utf-8"?>
<math xmlns="http://www.w3.org/1998/Math/MathML">
  <semantics>
    <mrow>
      <mrow>
        <msub>
          <mi>y</mi>
          <mrow>
            <mi>j</mi>
          </mrow>
        </msub>
        <mo stretchy="false">=</mo>
        <mrow>
          <msub>
            <mi>b</mi>
            <mrow>
              <mi>j</mi>
            </mrow>
          </msub>
          <mo stretchy="false">+</mo>
          <mrow>
            <mrow>
              <msub>
                <mo stretchy="false">∑</mo>
                <mrow>
                  <mi>i</mi>
                </mrow>
              </msub>
              <msub>
                <mi>k</mi>
                <mrow>
                  <mi mathvariant="italic">ij</mi>
                </mrow>
              </msub>
            </mrow>
            <mo stretchy="false">∗</mo>
            <msub>
              <mi>x</mi>
              <mrow>
                <mi>i</mi>
              </mrow>
            </msub>
          </mrow>
        </mrow>
      </mrow>
    </mrow>
    <annotation encoding="StarMath 5.0">y_{j} = b_{j} + sum _{i}k_{ij} * x_{i}
 </annotation>
  </semantics>
</math>
</file>

<file path=Object 2/content.xml><?xml version="1.0" encoding="utf-8"?>
<math xmlns="http://www.w3.org/1998/Math/MathML">
  <semantics>
    <mrow>
      <mfenced open="∣" close="∣">
        <mrow>
          <mo stretchy="false">(</mo>
          <mrow>
            <msub>
              <mi>g</mi>
              <mrow>
                <mi>i</mi>
              </mrow>
            </msub>
            <mi>.</mi>
            <mi>tanh</mi>
            <mrow>
              <mo stretchy="false">(</mo>
              <mo stretchy="false">)</mo>
            </mrow>
          </mrow>
          <mo stretchy="false">)</mo>
        </mrow>
      </mfenced>
    </mrow>
    <annotation encoding="StarMath 5.0">abs(g_{i}.tanh())</annotation>
  </semantics>
</math>
</file>